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82a3" officeooo:paragraph-rsid="001a82a3"/>
    </style:style>
    <style:style style:name="P2" style:family="paragraph" style:parent-style-name="Standard">
      <style:text-properties officeooo:rsid="001a82a3" officeooo:paragraph-rsid="001a9a0a"/>
    </style:style>
    <style:style style:name="P3" style:family="paragraph" style:parent-style-name="Standard">
      <style:text-properties officeooo:rsid="001a9a0a" officeooo:paragraph-rsid="001a9a0a"/>
    </style:style>
    <style:style style:name="P4" style:family="paragraph" style:parent-style-name="Standard">
      <style:text-properties officeooo:rsid="001b8d25" officeooo:paragraph-rsid="001b8d25"/>
    </style:style>
    <style:style style:name="P5" style:family="paragraph" style:parent-style-name="Standard">
      <style:text-properties officeooo:rsid="001ccba6" officeooo:paragraph-rsid="001ccba6"/>
    </style:style>
    <style:style style:name="P6" style:family="paragraph" style:parent-style-name="Standard">
      <style:text-properties officeooo:rsid="001ccba6" officeooo:paragraph-rsid="001d10ac"/>
    </style:style>
    <style:style style:name="P7" style:family="paragraph" style:parent-style-name="Standard">
      <style:text-properties officeooo:rsid="001d10ac" officeooo:paragraph-rsid="001d10ac"/>
    </style:style>
    <style:style style:name="P8" style:family="paragraph" style:parent-style-name="Standard">
      <style:text-properties officeooo:rsid="001e9b5a" officeooo:paragraph-rsid="001e9b5a"/>
    </style:style>
    <style:style style:name="P9" style:family="paragraph" style:parent-style-name="Standard">
      <style:text-properties officeooo:rsid="001e9b5a" officeooo:paragraph-rsid="001f2401"/>
    </style:style>
    <style:style style:name="P10" style:family="paragraph" style:parent-style-name="Standard">
      <style:text-properties officeooo:rsid="001f2401" officeooo:paragraph-rsid="001f2401"/>
    </style:style>
    <style:style style:name="P11" style:family="paragraph" style:parent-style-name="Standard">
      <style:text-properties officeooo:rsid="001fddba" officeooo:paragraph-rsid="001fddba"/>
    </style:style>
    <style:style style:name="P12" style:family="paragraph" style:parent-style-name="Standard">
      <style:text-properties officeooo:rsid="0021a925" officeooo:paragraph-rsid="0021a925"/>
    </style:style>
    <style:style style:name="P13" style:family="paragraph" style:parent-style-name="Standard">
      <style:text-properties officeooo:rsid="00239d00" officeooo:paragraph-rsid="00239d00"/>
    </style:style>
    <style:style style:name="P14" style:family="paragraph" style:parent-style-name="Standard">
      <style:text-properties officeooo:rsid="00239d00" officeooo:paragraph-rsid="0023ad08"/>
    </style:style>
    <style:style style:name="P15" style:family="paragraph" style:parent-style-name="Standard">
      <style:text-properties officeooo:rsid="0025a97c" officeooo:paragraph-rsid="0025a97c"/>
    </style:style>
    <style:style style:name="P16" style:family="paragraph" style:parent-style-name="Standard">
      <style:text-properties officeooo:rsid="00272af0" officeooo:paragraph-rsid="00272af0"/>
    </style:style>
    <style:style style:name="P17" style:family="paragraph" style:parent-style-name="Standard">
      <style:text-properties officeooo:rsid="00272af0" officeooo:paragraph-rsid="0029e943"/>
    </style:style>
    <style:style style:name="P18" style:family="paragraph" style:parent-style-name="Standard">
      <style:text-properties officeooo:rsid="002be056" officeooo:paragraph-rsid="002be056"/>
    </style:style>
    <style:style style:name="P19" style:family="paragraph" style:parent-style-name="Standard">
      <style:text-properties officeooo:rsid="002be056" officeooo:paragraph-rsid="0030d215"/>
    </style:style>
    <style:style style:name="P20" style:family="paragraph" style:parent-style-name="Standard">
      <style:text-properties officeooo:rsid="002d1a10" officeooo:paragraph-rsid="002d1a10"/>
    </style:style>
    <style:style style:name="P21" style:family="paragraph" style:parent-style-name="Standard">
      <style:text-properties officeooo:rsid="002eb786" officeooo:paragraph-rsid="002eb786"/>
    </style:style>
    <style:style style:name="P22" style:family="paragraph" style:parent-style-name="Standard">
      <style:text-properties officeooo:rsid="002ecbb3" officeooo:paragraph-rsid="002ecbb3"/>
    </style:style>
    <style:style style:name="P23" style:family="paragraph" style:parent-style-name="Standard">
      <style:text-properties officeooo:rsid="0030a366" officeooo:paragraph-rsid="0030a366"/>
    </style:style>
    <style:style style:name="P24" style:family="paragraph" style:parent-style-name="Standard">
      <style:text-properties officeooo:rsid="003202d6" officeooo:paragraph-rsid="003202d6"/>
    </style:style>
    <style:style style:name="P25" style:family="paragraph" style:parent-style-name="Standard">
      <style:text-properties officeooo:rsid="00329ce2" officeooo:paragraph-rsid="00329ce2"/>
    </style:style>
    <style:style style:name="P26" style:family="paragraph" style:parent-style-name="Standard">
      <style:text-properties officeooo:rsid="0032dd3b" officeooo:paragraph-rsid="0032dd3b"/>
    </style:style>
    <style:style style:name="P27" style:family="paragraph" style:parent-style-name="Standard">
      <style:text-properties officeooo:rsid="00347393" officeooo:paragraph-rsid="00347393"/>
    </style:style>
    <style:style style:name="P28" style:family="paragraph" style:parent-style-name="Standard">
      <style:text-properties officeooo:rsid="00348864" officeooo:paragraph-rsid="00348864"/>
    </style:style>
    <style:style style:name="P29" style:family="paragraph" style:parent-style-name="Standard">
      <style:text-properties officeooo:rsid="00355a7d" officeooo:paragraph-rsid="00355a7d"/>
    </style:style>
    <style:style style:name="P30" style:family="paragraph" style:parent-style-name="Standard">
      <style:text-properties officeooo:rsid="0035cf7b" officeooo:paragraph-rsid="0035cf7b"/>
    </style:style>
    <style:style style:name="P31" style:family="paragraph" style:parent-style-name="Standard">
      <style:text-properties officeooo:rsid="0037baef" officeooo:paragraph-rsid="0037baef"/>
    </style:style>
    <style:style style:name="P32" style:family="paragraph" style:parent-style-name="Standard">
      <style:text-properties officeooo:rsid="0037baef" officeooo:paragraph-rsid="00385f5e"/>
    </style:style>
    <style:style style:name="P33" style:family="paragraph" style:parent-style-name="Standard">
      <style:text-properties officeooo:rsid="00385f5e" officeooo:paragraph-rsid="00385f5e"/>
    </style:style>
    <style:style style:name="T1" style:family="text">
      <style:text-properties officeooo:rsid="001a9a0a"/>
    </style:style>
    <style:style style:name="T2" style:family="text">
      <style:text-properties officeooo:rsid="001d10ac"/>
    </style:style>
    <style:style style:name="T3" style:family="text">
      <style:text-properties officeooo:rsid="001f2401"/>
    </style:style>
    <style:style style:name="T4" style:family="text">
      <style:text-properties officeooo:rsid="0023ad08"/>
    </style:style>
    <style:style style:name="T5" style:family="text">
      <style:text-properties officeooo:rsid="00272af0"/>
    </style:style>
    <style:style style:name="T6" style:family="text">
      <style:text-properties officeooo:rsid="0028041d"/>
    </style:style>
    <style:style style:name="T7" style:family="text">
      <style:text-properties officeooo:rsid="0029e943"/>
    </style:style>
    <style:style style:name="T8" style:family="text">
      <style:text-properties officeooo:rsid="002ecbb3"/>
    </style:style>
    <style:style style:name="T9" style:family="text">
      <style:text-properties officeooo:rsid="0030d215"/>
    </style:style>
    <style:style style:name="T10" style:family="text">
      <style:text-properties officeooo:rsid="0031b539"/>
    </style:style>
    <style:style style:name="T11" style:family="text">
      <style:text-properties officeooo:rsid="00385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7"/>企业监控</text:p>
      <text:p text:style-name="Standard"/>
      <text:p text:style-name="P1">SNMP： 简单网络管理协议</text:p>
      <text:p text:style-name="P1">command</text:p>
      <text:p text:style-name="P1">remote script</text:p>
      <text:p text:style-name="P1"/>
      <text:p text:style-name="P1"/>
      <text:p text:style-name="P1">NMS 监控主机</text:p>
      <text:p text:style-name="P1"/>
      <text:p text:style-name="P1">监控工具</text:p>
      <text:p text:style-name="P1">RRDTool</text:p>
      <text:p text:style-name="P1">cact（php）i：绘图 <text:s/>时间序列数据</text:p>
      <text:p text:style-name="P1">nagios：发现服务器状态转换</text:p>
      <text:p text:style-name="P1"/>
      <text:p text:style-name="P1"/>
      <text:p text:style-name="P1"/>
      <text:p text:style-name="P1">SNMP ： simple network management protocol <text:s text:c="2"/>v1 <text:s/>v2 v3 三个版本</text:p>
      <text:p text:style-name="P2"><text:s text:c="2"/><text:span text:style-name="T1">v1</text:span> 通comm<text:span text:style-name="T1">inuty名字认证</text:span></text:p>
      <text:p text:style-name="P2"><text:span text:style-name="T1"><text:s/>v2也叫 v2c</text:span></text:p>
      <text:p text:style-name="P2"><text:span text:style-name="T1">v3 增强了安全性 <text:s text:c="2"/>目前最流行的还是v1</text:span></text:p>
      <text:p text:style-name="P2"/>
      <text:p text:style-name="P3">MIBS ：Management Information base 资源管理库 <text:s text:c="2"/>映射关系表</text:p>
      <text:p text:style-name="P3"><text:s text:c="4"/>地球上能被监控的东西</text:p>
      <text:p text:style-name="P3"><text:s text:c="4"/>oid 对象标识符 倒置的树</text:p>
      <text:p text:style-name="P3"/>
      <text:p text:style-name="P4">MIB-II </text:p>
      <text:p text:style-name="P4"/>
      <text:p text:style-name="P4">Fault Managent 故障监控</text:p>
      <text:p text:style-name="P4">configuration Management <text:s/>配置管理</text:p>
      <text:p text:style-name="P4">Accounting Management <text:s/>记账管理</text:p>
      <text:p text:style-name="P4">Penfonmance Management 性能管理</text:p>
      <text:p text:style-name="P4">Security Management <text:s/>安全管理</text:p>
      <text:p text:style-name="P4"/>
      <text:p text:style-name="P4"/>
      <text:p text:style-name="P4">被监控段 udp161 <text:s text:c="2"/>监控端162 </text:p>
      <text:p text:style-name="P4"/>
      <text:p text:style-name="P5">SNMP Communities</text:p>
      <text:p text:style-name="P5">默认的 commiunities <text:s/>public <text:s/>private <text:s text:c="9"/></text:p>
      <text:p text:style-name="P5"/>
      <text:p text:style-name="P5"/>
      <text:p text:style-name="P7">MIB-II 的的内容</text:p>
      <text:p text:style-name="P5">1.3.6.1.2.1</text:p>
      <text:p text:style-name="P5">system 系统哦运行时间 名字 <text:s/>通信</text:p>
      <text:p text:style-name="P5">interface： 接口状态 <text:s/>发送出去 多少数据包 丢弃多少</text:p>
      <text:p text:style-name="P5">at：</text:p>
      <text:p text:style-name="P5">ip <text:s/>：路由表</text:p>
      <text:p text:style-name="P5">icmp <text:s/></text:p>
      <text:p text:style-name="P5">tcp： 状态</text:p>
      <text:p text:style-name="P5">udp</text:p>
      <text:p text:style-name="P5">egp</text:p>
      <text:p text:style-name="P5">pransmission</text:p>
      <text:p text:style-name="P5">snmp</text:p>
      <text:p text:style-name="P5"><text:soft-page-break/></text:p>
      <text:p text:style-name="P6">get <text:s text:c="10"/>获取指定<text:span text:style-name="T2">OID状态信息</text:span></text:p>
      <text:p text:style-name="P6"><text:span text:style-name="T2">getnext <text:s text:c="2"/>获取指定节点字节点的信息</text:span></text:p>
      <text:p text:style-name="P6"><text:span text:style-name="T2">getbulk <text:s text:c="2"/>获取更大范围的 <text:s/>v2 <text:s/>v3</text:span></text:p>
      <text:p text:style-name="P6"><text:span text:style-name="T2">set 发起控制指令</text:span></text:p>
      <text:p text:style-name="P6"><text:span text:style-name="T2">getresponse </text:span></text:p>
      <text:p text:style-name="P6"><text:span text:style-name="T2">trap</text:span></text:p>
      <text:p text:style-name="P6"/>
      <text:p text:style-name="P7">MIB</text:p>
      <text:p text:style-name="P6">host 节点 有六个子对象</text:p>
      <text:p text:style-name="P6"><text:s text:c="2"/>hrsystem</text:p>
      <text:p text:style-name="P6"><text:s text:c="3"/>hrstorage</text:p>
      <text:p text:style-name="P6"><text:s text:c="2"/>hr<text:span text:style-name="T2">Device</text:span></text:p>
      <text:p text:style-name="P6"><text:s/>hr<text:span text:style-name="T2">SWRun <text:s/>操作系统版本号</text:span></text:p>
      <text:p text:style-name="P6"><text:s text:c="3"/>hr<text:span text:style-name="T2">Swrunperf 性能</text:span></text:p>
      <text:p text:style-name="P6"><text:s text:c="4"/>hr<text:span text:style-name="T2">SWInstalled 安装的软件</text:span></text:p>
      <text:p text:style-name="P6"/>
      <text:p text:style-name="P6">hrsystem <text:span text:style-name="T2">1.3.6.1.2.1.25.1 <text:s/></text:span></text:p>
      <text:p text:style-name="P6"/>
      <text:p text:style-name="P6"/>
      <text:p text:style-name="P6"><text:s text:c="2"/></text:p>
      <text:p text:style-name="P6">提供snmp的软件包</text:p>
      <text:p text:style-name="P6">net-snmp（被监控端）</text:p>
      <text:p text:style-name="P6">net-snmp-<text:span text:style-name="T2">utils（监控端所用的命令 如果用trap 还要装 net-snmp）</text:span></text:p>
      <text:p text:style-name="P6"/>
      <text:p text:style-name="P7">[root@bogon ~]# yum install net-snmp net-snmp-utils</text:p>
      <text:p text:style-name="P8">[root@bogon ~]# service snmpd start <text:s/>启动被监控端</text:p>
      <text:p text:style-name="P8"/>
      <text:p text:style-name="P8">[root@bogon ~]# snmpwalk -v 2c -c public localhost <text:s text:c="2"/>获取监控信息</text:p>
      <text:p text:style-name="P8"/>
      <text:p text:style-name="P9">[root@bogon ~]# ls /usr/share/snmp/mibs/</text:p>
      <text:p text:style-name="P9"/>
      <text:p text:style-name="P9"><text:span text:style-name="T3">[root@bogon ~]# snmpget -v 2c -c publi c localhost SNMPv2-MIB::sysORID.8 </text:span></text:p>
      <text:p text:style-name="P9"> <text:s/></text:p>
      <text:p text:style-name="P10">view <text:s text:c="3"/>systemview <text:s text:c="3"/>included <text:s text:c="2"/>.1.3.6.1.2.1.6 <text:s/>监控tcp的信息</text:p>
      <text:p text:style-name="P10">[root@bogon ~]# snmpwalk -v 2c -c public localhost tcp</text:p>
      <text:p text:style-name="P10"/>
      <text:p text:style-name="P10">命令 是 snmpnetstat</text:p>
      <text:p text:style-name="P10"/>
      <text:p text:style-name="P11">[root@bogon ~]# snmpnetstat -v 2c -c public -Can -Cp tcp localhost</text:p>
      <text:p text:style-name="P11"/>
      <text:p text:style-name="P11">RRDTool： Round Robin Database tool 时间序列 </text:p>
      <text:p text:style-name="P10"/>
      <text:p text:style-name="P12">RRA： Round Robin Archive 论转归档信息</text:p>
      <text:p text:style-name="P12">PDP： primary Data Point 主数据节点 <text:s/>每N个一组取平均值保存在一个RRD的槽里面</text:p>
      <text:p text:style-name="P12">CDP： Consolidation Data Point 聚合节点</text:p>
      <text:p text:style-name="P12">resolution： 解析度 </text:p>
      <text:p text:style-name="P12"/>
      <text:p text:style-name="P12">rrd：</text:p>
      <text:p text:style-name="P12"><text:s text:c="2"/>DS（Data SOurce）<text:tab/>数据源 </text:p>
      <text:p text:style-name="P12"/>
      <text:p text:style-name="P12"/>
      <text:p text:style-name="P12"><text:soft-page-break/></text:p>
      <text:p text:style-name="P12"/>
      <text:p text:style-name="P12"/>
      <text:p text:style-name="P12">rrdtool 命令</text:p>
      <text:p text:style-name="P12"><text:s text:c="2"/>create <text:s/>创建空的论转数据库</text:p>
      <text:p text:style-name="P12"><text:s text:c="2"/>update 填充数据</text:p>
      <text:p text:style-name="P12"><text:s text:c="2"/>graph绘图</text:p>
      <text:p text:style-name="P12"><text:s text:c="3"/>dump <text:s/>取出</text:p>
      <text:p text:style-name="P12"><text:s text:c="3"/>info 看文件格式</text:p>
      <text:p text:style-name="P12"/>
      <text:p text:style-name="P13">每5S 生成一个随机数 <text:s/></text:p>
      <text:p text:style-name="P13"><text:s text:c="4"/>5s</text:p>
      <text:p text:style-name="P13"><text:s text:c="4"/>50s</text:p>
      <text:p text:style-name="P13"><text:s text:c="4"/>500s <text:s/>查看每这些秒的平均值 </text:p>
      <text:p text:style-name="P13">rrdtool create filename <text:s/>[--start| -b start time] [--step|-s step] [--no-overwrite][DS:ds-name:DST:dst arguments][RRA:CF:cf arguments]</text:p>
      <text:p text:style-name="P13"/>
      <text:p text:style-name="P13">DS:ds-name:DST:dst arguments <text:s/></text:p>
      <text:p text:style-name="P13"/>
      <text:p text:style-name="P13">DST: <text:s/>GAUGE (保存原始值),COUNTER（相对值 相对上一个 要求递增 如流量 总条目）,DERIVE（可增减） ABSOLUTE（绝对值 <text:s/>相对初始值） <text:s/>COMPUTE</text:p>
      <text:p text:style-name="P13">dst参数 <text:s/>heartbeat<text:span text:style-name="T4">（定义消息来迟或先来可以接受的时间）</text:span> <text:s/>min <text:s/>max <text:span text:style-name="T4">（有效数值的范围）</text:span></text:p>
      <text:p text:style-name="P13"/>
      <text:p text:style-name="P14">[RRA:CF:cf arguments] <text:s/>聚合函数</text:p>
      <text:p text:style-name="P14"><text:s text:c="4"/><text:span text:style-name="T4">CF： 定义有多少unknow把平均值定为unknow</text:span></text:p>
      <text:p text:style-name="P14"><text:s text:c="4"/>steps步长 <text:s text:c="2"/>rows 得到多少行数据</text:p>
      <text:p text:style-name="P15">[root@bogon ~]# rrdtool create test.rrd --step 5 DS:testds:GAUGE:8:0:U RRA:AVERAGE:0.5:1:17280 RRA:AVERAGE::0.5:10:3456 RRA:AVERAGE:0.5:100:1210</text:p>
      <text:p text:style-name="P15">[root@bogon ~]# ll test.rrd </text:p>
      <text:p text:style-name="P15">-rw-r--r--. 1 root root 176496 7月 <text:s/>23 23:44 test.rrd</text:p>
      <text:p text:style-name="P15">[root@bogon ~]# rrdtool info test.rrd </text:p>
      <text:p text:style-name="P15"/>
      <text:p text:style-name="P15"/>
      <text:p text:style-name="P15">rrdtool <text:span text:style-name="T5">update <text:s/>向rrd文件提供数据 </text:span></text:p>
      <text:p text:style-name="P15">有几个数据源要提供几份数据</text:p>
      <text:p text:style-name="P15">格式 <text:s/></text:p>
      <text:p text:style-name="P15">rrdtool<text:span text:style-name="T5">{update|updatev} filename [--temolate|-t [:ds-name]...]</text:span></text:p>
      <text:p text:style-name="P16">[--]N|teimstamp:value[:value...]</text:p>
      <text:p text:style-name="P16"/>
      <text:p text:style-name="P16">如 rrdtool create test.rrd DS:ds1 <text:s/>DS:DS2</text:p>
      <text:p text:style-name="P16">给数据要分别给ds1 和ds2</text:p>
      <text:p text:style-name="P16"><text:s text:c="3"/>rrdtool update test.rrd N：30：40 <text:s text:c="5"/>30是给ds1的 40是给ds2 <text:s text:c="2"/>N表示当前时间</text:p>
      <text:p text:style-name="P16">或者制定次序 </text:p>
      <text:p text:style-name="P16"><text:s text:c="3"/>rrdtool update test.rrd -t ds2:ds1 <text:s/>40:30 <text:s/>给ds2 40 <text:s/>ds1 30</text:p>
      <text:p text:style-name="P16"/>
      <text:p text:style-name="P16">[root@bogon ~]# rrdtool update test.rrd N:$RANDOM</text:p>
      <text:p text:style-name="P16"/>
      <text:p text:style-name="P16">[root@bogon ~]# rrdtool fetch test.rrd <text:s/>AVERAGE取得数据</text:p>
      <text:p text:style-name="P16"/>
      <text:p text:style-name="P16">绘图命令</text:p>
      <text:p text:style-name="P16"/>
      <text:p text:style-name="P17">rrdtool graph<text:span text:style-name="T6">|graphy <text:s/>filename [option..] [data calculation][variable definition...][graph element..]</text:span></text:p>
      <text:p text:style-name="P17"><text:soft-page-break/><text:span text:style-name="T7">[print element ...] </text:span></text:p>
      <text:p text:style-name="P17"/>
      <text:p text:style-name="P17"><text:span text:style-name="T7">[</text:span>-<text:span text:style-name="T7">s <text:s/>|--start name] [-e|--end-time][-S|--step seconds] [-t|title string] <text:s/></text:span></text:p>
      <text:p text:style-name="P17"/>
      <text:p text:style-name="P18"><text:s/>rrdtool graph a.png --step 5 -s 1406191845 -t test -v vtest DEF:vtest=test.rrd:testds:AVERAGE LINE1:vtest#ff0000:testline</text:p>
      <text:p text:style-name="P18"/>
      <text:p text:style-name="P18">两条线在一个图上</text:p>
      <text:p text:style-name="P20">[root@bogon ~]# rrdtool graph a.png <text:s/>-s 1406191845 DEF:vartest=/root/test.rrd:testds:AVERAGE:step=5 DEF:vartest2=/root/test.rrd:testds:AVERAGE:step=50 LINE1:vartest#ff0000:testline LINE1:vartest2#00FF00:testline2 <text:s text:c="2"/></text:p>
      <text:p text:style-name="P20"/>
      <text:p text:style-name="P20">定义监控mysql</text:p>
      <text:p text:style-name="P20">[root@bogon ~]# rrdtool create mysql.rrd --step 3 DS:myselect:COUNTER:5:0:U RRA:AVERAGE:0.5:1:28800 RRA:AVERAGE:0.5:10:2880 RRA:MAX:0.5:10:2880 RRA:LAST:0.5:10:2280</text:p>
      <text:p text:style-name="P18"/>
      <text:p text:style-name="P21">root@bogon ~]# rrdtool graph mysql.rrd -s 1406198379 -t 'mysql select' -v 'Number of select' DEF:select3=mysql.rrd:myselect:AVERAGE:step=3 LINE1:select3#FF0000:"SELECT" </text:p>
      <text:p text:style-name="P21"/>
      <text:p text:style-name="P21"/>
      <text:p text:style-name="P21">cacti<text:span text:style-name="T8">： <text:s/>封装上面那个 图形</text:span></text:p>
      <text:p text:style-name="P21"><text:s text:c="16"/></text:p>
      <text:p text:style-name="P21"/>
      <text:p text:style-name="P21">周期性执行能够去的数据的命令 <text:s/>并将去会的数据保存至rrd文件当中</text:p>
      <text:p text:style-name="P21">利用rrdtool绘图并展示 </text:p>
      <text:p text:style-name="P21"/>
      <text:p text:style-name="P21">php开发网页程序</text:p>
      <text:p text:style-name="P21">lamp <text:s/>lnmp</text:p>
      <text:p text:style-name="P21">要启用</text:p>
      <text:p text:style-name="P22">--enable-sockets</text:p>
      <text:p text:style-name="P22">插件机制 </text:p>
      <text:p text:style-name="P22"><text:s text:c="3"/>thold插件 <text:s/>报警功能</text:p>
      <text:p text:style-name="P22"><text:s/>模板：</text:p>
      <text:p text:style-name="P22"><text:s text:c="5"/>图形模板 <text:s text:c="4"/>展示数据</text:p>
      <text:p text:style-name="P22"><text:s text:c="5"/>数据模板 <text:s text:c="4"/>定义保存格式</text:p>
      <text:p text:style-name="P22"><text:s text:c="5"/>主机模板 <text:s text:c="4"/></text:p>
      <text:p text:style-name="P22"/>
      <text:p text:style-name="P22">要用到mysql</text:p>
      <text:p text:style-name="P22"/>
      <text:p text:style-name="P22">cacti 获得数据</text:p>
      <text:p text:style-name="P22"><text:s text:c="8"/>脚本</text:p>
      <text:p text:style-name="P22"><text:s text:c="8"/>snmp</text:p>
      <text:p text:style-name="P22"><text:s text:c="8"/>ssh</text:p>
      <text:p text:style-name="P22"><text:s text:c="9"/></text:p>
      <text:p text:style-name="P23">mysql cactidb &lt; /web/vhosts/cacti/cacti.sql </text:p>
      <text:p text:style-name="P23">[root@bogon vhosts]# mysql cactidb &lt; /web/vhosts/cacti/cacti.sql </text:p>
      <text:p text:style-name="P21"/>
      <text:p text:style-name="P19">collection method 收集方法 <text:s/>定义获取数据方法 <text:s/>两种 </text:p>
      <text:p text:style-name="P18"><text:s text:c="2"/>数据查询 <text:s/>定义好的xml格式数据收集文档</text:p>
      <text:p text:style-name="P18"><text:s text:c="2"/>数据输入方法： 命令或者脚本 </text:p>
      <text:p text:style-name="P18"><text:soft-page-break/><text:s text:c="7"/>脚本 ： 只需要制定如何获取数据 <text:s/>并且获取到的数据经过处理后要按照规定的格式输出</text:p>
      <text:p text:style-name="P18"><text:s text:c="7"/><text:span text:style-name="T9">TAG：data <text:s text:c="2"/>TAG：data 。。。</text:span></text:p>
      <text:p text:style-name="P18"><text:s text:c="7"/><text:span text:style-name="T9">input：30 <text:s/>output：40</text:span></text:p>
      <text:p text:style-name="P18"/>
      <text:p text:style-name="P18">spine共去 去cacti下载替换poller.<text:span text:style-name="T9">php <text:s/>这个支持多线程</text:span></text:p>
      <text:p text:style-name="P18"/>
      <text:p text:style-name="P18"/>
      <text:p text:style-name="P18">添加 <text:s/><text:span text:style-name="T10">Devices 即主机</text:span></text:p>
      <text:p text:style-name="P18"/>
      <text:p text:style-name="P24">cacti的论坛提供了很多模板</text:p>
      <text:p text:style-name="P24">下载 导入 就能用</text:p>
      <text:p text:style-name="P24"/>
      <text:p text:style-name="P18">监控健康状况</text:p>
      <text:p text:style-name="P18">统计链接的脚本</text:p>
      <text:p text:style-name="P25">#!/bin/bash</text:p>
      <text:p text:style-name="P25"></text:p>
      <text:p text:style-name="P25"># $1 : hostname or ip</text:p>
      <text:p text:style-name="P25"># $2 snmp commnity</text:p>
      <text:p text:style-name="P25"></text:p>
      <text:p text:style-name="P25">SNMPNETSTAT=/usr/bin/snmpnetstat</text:p>
      <text:p text:style-name="P25"></text:p>
      <text:p text:style-name="P25">ESTABLISHED=`$SNMPNETSTAT -v 2c -c $2 -Can -Cp tcp $1 | grep -i ' ESTABLISHED' | wc -l `</text:p>
      <text:p text:style-name="P25"></text:p>
      <text:p text:style-name="P25">echo -n "established:$ESTABLISHED"</text:p>
      <text:p text:style-name="P25">~ <text:s text:c="78"/></text:p>
      <text:p text:style-name="P25">~ <text:s text:c="37"/></text:p>
      <text:p text:style-name="P25"/>
      <text:p text:style-name="P25">[root@bogon cacti]# cp tcpconn.sh /web/vhosts/cacti/script</text:p>
      <text:p text:style-name="P25"/>
      <text:p text:style-name="P25">在cacti网页</text:p>
      <text:p text:style-name="P25">Data Input Methods--》add--》create</text:p>
      <text:p text:style-name="P25"/>
      <text:p text:style-name="P26">/bin/bash &lt;path_cacti&gt;/scripts/tcpconn.sh &lt;hostname&gt; &lt;snmpcommunity&gt;</text:p>
      <text:p text:style-name="P26"/>
      <text:p text:style-name="P26"/>
      <text:p text:style-name="P26"/>
      <text:p text:style-name="P26"/>
      <text:p text:style-name="P27">Nagios</text:p>
      <text:p text:style-name="P27"><text:s text:c="4"/>监控工具</text:p>
      <text:p text:style-name="P27"><text:s text:c="4"/>主机，服务资源</text:p>
      <text:p text:style-name="P27"><text:s text:c="4"/>OK ，WARNGING ，CRITICAL ，UNKNOWN</text:p>
      <text:p text:style-name="P27"><text:s text:c="4"/>报警系统</text:p>
      <text:p text:style-name="P27"><text:s text:c="2"/></text:p>
      <text:p text:style-name="P27">Nagios core </text:p>
      <text:p text:style-name="P27"><text:s text:c="4"/>不做任何操作</text:p>
      <text:p text:style-name="P27">Plugins 提供监控功能 <text:s text:c="2"/></text:p>
      <text:p text:style-name="P27"/>
      <text:p text:style-name="P28">N中对象实现监控工作</text:p>
      <text:p text:style-name="P28"><text:s text:c="4"/>主机对象 <text:s text:c="2"/>主机组 <text:s/></text:p>
      <text:p text:style-name="P28"><text:s text:c="4"/>服务 <text:s/>服务组</text:p>
      <text:p text:style-name="P28"><text:s text:c="3"/>联系人 <text:s/>联系人组 <text:s/></text:p>
      <text:p text:style-name="P28"><text:soft-page-break/><text:s text:c="5"/>时段 </text:p>
      <text:p text:style-name="P28"><text:s text:c="5"/>命令 （模板--》 应用到某个监控对象 实现监控）</text:p>
      <text:p text:style-name="P28"/>
      <text:p text:style-name="P28">多个被监控对象 多个属性相同时 可以定义模板 temple</text:p>
      <text:p text:style-name="P28"/>
      <text:p text:style-name="P28"/>
      <text:p text:style-name="P29">Nagios 一个主程序 <text:s/>一个插件程序Nagios-plugins</text:p>
      <text:p text:style-name="P29">和四个可选的 ADDON（NRPE。NSCA，NSClinet++，NDOUtils）</text:p>
      <text:p text:style-name="P29"><text:s text:c="3"/>NDOUtils 是用来将Nagios的配置信息和产生数据存入数据库 和通过web处理的狗屎</text:p>
      <text:p text:style-name="P29"/>
      <text:p text:style-name="P29">基于NRPE 要在被监控端安装NRPE进程</text:p>
      <text:p text:style-name="P29">nsca</text:p>
      <text:p text:style-name="P29"/>
      <text:p text:style-name="P29">创建组新建用户</text:p>
      <text:p text:style-name="P29"><text:s/>把apache也要加到这个组</text:p>
      <text:p text:style-name="P29"/>
      <text:p text:style-name="P30">[root@bogon ~]# groupadd nagcmd</text:p>
      <text:p text:style-name="P30">[root@bogon ~]# useradd -G nagcmd nagcmd</text:p>
      <text:p text:style-name="P30">useradd：nagcmd 组已经存在 - 如果您想将此用户加入到该组，请使用 -g 参数。</text:p>
      <text:p text:style-name="P30">[root@bogon ~]# useradd -G nagcmd nagios</text:p>
      <text:p text:style-name="P30"/>
      <text:p text:style-name="P30"/>
      <text:p text:style-name="P30">编译nagios</text:p>
      <text:p text:style-name="P31">./configure --with-command-group=nagcmd <text:s/>--enable-event-broker </text:p>
      <text:p text:style-name="P31">make all</text:p>
      <text:p text:style-name="P31">make <text:span text:style-name="T11">install</text:span></text:p>
      <text:p text:style-name="P32">make <text:span text:style-name="T11">install-init</text:span></text:p>
      <text:p text:style-name="P33">make install-commandmode</text:p>
      <text:p text:style-name="P33"><text:s/>make install-config</text:p>
      <text:p text:style-name="P33"><text:s/>make install-webconf</text:p>
      <text:p text:style-name="P33"/>
      <text:p text:style-name="P33">编译插件</text:p>
      <text:p text:style-name="P33">[root@bogon nagios-plugins-2.0.3]# ./configure --with-nagios-user=nagios –with-nagios-group=nagios</text:p>
      <text:p text:style-name="P33">mske&amp;&amp;make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01:51:30.962974497</meta:creation-date>
    <dc:date>2014-07-27T11:55:49.353159514</dc:date>
    <meta:editing-duration>PT56M38S</meta:editing-duration>
    <meta:editing-cycles>1</meta:editing-cycles>
    <meta:document-statistic meta:table-count="0" meta:image-count="0" meta:object-count="0" meta:page-count="6" meta:paragraph-count="204" meta:word-count="1505" meta:character-count="5687" meta:non-whitespace-character-count="4730"/>
    <meta:generator>LibreOffice/4.2.3.3$Linux_X86_64 LibreOffice_project/420m0$Build-3</meta:generator>
  </office:meta>
</office:document-meta>
</file>